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0100000028CB83AC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583in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1.9685in" draw:visible-area-height="1.9685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OLE">
      <style:graphic-properties style:vertical-pos="top" style:vertical-rel="baseline" draw:ole-draw-aspect="1" draw:visible-area-width="1.9685in" draw:visible-area-height="1.9685in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6.2917in" svg:height="1.2189in" draw:z-index="1"><draw:object-ole xlink:href="./Obj100" xlink:type="simple" xlink:show="embed" xlink:actuate="onLoad"/><draw:image xlink:href="./ObjectReplacements/Obj100" xlink:type="simple" xlink:show="embed" xlink:actuate="onLoad"/></draw:frame></text:p>
      </style:header>
      <style:footer>
        <text:p text:style-name="MP1"/>
        <text:p text:style-name="MP1"><draw:frame draw:style-name="Mfr2" draw:name="Image 1" text:anchor-type="as-char" svg:width="6.1839in" svg:height="0.3201in" draw:z-index="0"><draw:image xlink:href="Pictures/100000000000030100000028CB83AC09.png" xlink:type="simple" xlink:show="embed" xlink:actuate="onLoad"/></draw:frame></text:p>
        <text:p text:style-name="MP1">Organisateur : Régie Stars</text:p>
        <text:p text:style-name="MP1">www.université-afrique-diaspora.com - Tél. : 243 59 71 46 / 677 84 72 89/ 699 99 56 35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sombe</meta:initial-creator>
    <dc:creator>Essombe</dc:creator>
    <meta:editing-cycles>3</meta:editing-cycles>
    <meta:creation-date>2017-07-12T10:21:00</meta:creation-date>
    <dc:date>2017-07-12T16:53:00</dc:date>
    <meta:editing-duration>PT55S</meta:editing-duration>
    <meta:generator>LibreOffice/4.2.8.2$Linux_X86_64 LibreOffice_project/420m0$Build-2</meta:generator>
    <meta:document-statistic meta:table-count="0" meta:image-count="1" meta:object-count="1" meta:page-count="1" meta:paragraph-count="5" meta:word-count="21" meta:character-count="113" meta:non-whitespace-character-count="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